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303a5" draw:fill-color="#2303a5" draw:textarea-horizontal-align="justify" draw:textarea-vertical-align="middle" draw:auto-grow-height="false" fo:min-height="0.034cm" fo:min-width="0cm"/>
    </style:style>
    <style:style style:name="gr2" style:family="graphic" style:parent-style-name="standard">
      <style:graphic-properties svg:stroke-color="#c52fe6" draw:fill-color="#c52fe6" draw:textarea-horizontal-align="justify" draw:textarea-vertical-align="middle" draw:auto-grow-height="false" fo:min-height="0.034cm" fo:min-width="0cm"/>
    </style:style>
    <style:style style:name="gr3" style:family="graphic" style:parent-style-name="standard">
      <style:graphic-properties svg:stroke-color="#1ec952" draw:fill-color="#1ec952" draw:textarea-horizontal-align="justify" draw:textarea-vertical-align="middle" draw:auto-grow-height="false" fo:min-height="0.034cm" fo:min-width="0cm"/>
    </style:style>
    <style:style style:name="gr4" style:family="graphic" style:parent-style-name="standard">
      <style:graphic-properties svg:stroke-color="#c9211e" draw:fill-color="#c9211e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svg:stroke-color="#efe35f" draw:fill-color="#efe35f"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5.2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727cm"/>
      <style:paragraph-properties style:writing-mode="lr-tb"/>
    </style:style>
    <style:style style:name="gr9" style:family="graphic" style:parent-style-name="standard">
      <style:graphic-properties draw:stroke="none" draw:fill="none" fo:min-height="9.85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1.5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3.75cm"/>
      <style:paragraph-properties style:writing-mode="lr-tb"/>
    </style:style>
    <style:style style:name="co1" style:family="table-column">
      <style:table-column-properties style:column-width="1.886cm" style:use-optimal-column-width="false"/>
    </style:style>
    <style:style style:name="co2" style:family="table-column">
      <style:table-column-properties style:column-width="1.887cm" style:use-optimal-column-width="false"/>
    </style:style>
    <style:style style:name="ro1" style:family="table-row">
      <style:table-row-properties style:row-height="1.189cm" style:use-optimal-row-height="false"/>
    </style:style>
    <style:style style:name="ro2" style:family="table-row">
      <style:table-row-properties style:row-height="1.191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2303a5"/>
      <style:paragraph-properties fo:text-align="center"/>
    </style:style>
    <style:style style:name="P3" style:family="paragraph">
      <loext:graphic-properties draw:fill-color="#c52fe6"/>
      <style:paragraph-properties fo:text-align="center"/>
    </style:style>
    <style:style style:name="P4" style:family="paragraph">
      <loext:graphic-properties draw:fill-color="#1ec952"/>
      <style:paragraph-properties fo:text-align="center"/>
    </style:style>
    <style:style style:name="P5" style:family="paragraph">
      <loext:graphic-properties draw:fill-color="#c9211e"/>
      <style:paragraph-properties fo:text-align="center"/>
    </style:style>
    <style:style style:name="P6" style:family="paragraph">
      <loext:graphic-properties draw:fill-color="#efe35f"/>
      <style:paragraph-properties fo:text-align="center"/>
    </style:style>
    <style:style style:name="P7" style:family="paragraph">
      <style:paragraph-properties fo:text-align="center"/>
      <style:text-properties fo:font-size="60pt" style:font-size-asian="60pt" style:font-size-complex="60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60pt" fo:font-weight="bold" style:font-size-asian="60pt" style:font-weight-asian="bold" style:font-size-complex="60pt" style:font-weight-complex="bold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2" style:family="text">
      <style:text-properties style:text-position="-33% 58%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3" style:family="text">
      <style:text-properties style:text-position="-33% 58%" fo:font-size="60pt" fo:font-weight="bold" style:font-size-asian="60pt" style:font-weight-asian="bold" style:font-size-complex="60pt" style:font-weight-complex="bold"/>
    </style:style>
    <style:style style:name="T4" style:family="text">
      <style:text-properties style:text-position="0% 100%" fo:font-size="60pt" fo:font-weight="bold" style:font-size-asian="60pt" style:font-weight-asian="bold" style:font-size-complex="6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-33% 58%" fo:font-weight="bold" style:font-weight-asian="bold" style:font-weight-complex="bold"/>
    </style:style>
    <style:style style:name="T7" style:family="text">
      <style:text-properties style:text-position="0% 100%" fo:font-weight="bold" style:font-weight-asian="bold" style:font-weight-complex="bold"/>
    </style:style>
    <style:style style:name="T8" style:family="text">
      <style:text-properties fo:font-size="250pt" fo:font-weight="normal" style:font-size-asian="250pt" style:font-weight-asian="normal" style:font-size-complex="250pt" style:font-weight-complex="normal"/>
    </style:style>
    <style:style style:name="T9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frame draw:style-name="standard" draw:layer="layout" svg:width="9.43cm" svg:height="5.946cm" svg:x="9.191cm" svg:y="4.177cm">
          <table:table table:template-name="bl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0.5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.5</text:p>
              </table:table-cell>
              <table:table-cell>
                <text:p text:style-name="P1">0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0.33</text:p>
              </table:table-cell>
              <table:table-cell>
                <text:p text:style-name="P1">0.33</text:p>
              </table:table-cell>
              <table:table-cell>
                <text:p text:style-name="P1">0</text:p>
              </table:table-cell>
              <table:table-cell>
                <text:p text:style-name="P1">0.33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0.33</text:p>
              </table:table-cell>
              <table:table-cell>
                <text:p text:style-name="P1">0.33</text:p>
              </table:table-cell>
              <table:table-cell>
                <text:p text:style-name="P1">0</text:p>
              </table:table-cell>
              <table:table-cell>
                <text:p text:style-name="P1">0.33</text:p>
              </table:table-cell>
            </table:table-row>
            <table:table-row table:style-name="ro1" table:default-cell-style-name="ce1">
              <table:table-cell>
                <text:p text:style-name="P1">0.5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.5</text:p>
              </table:table-cell>
              <table:table-cell>
                <text:p text:style-name="P1">0</text:p>
              </table:table-cell>
            </table:table-row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0.33</text:p>
              </table:table-cell>
              <table:table-cell>
                <text:p text:style-name="P1">0.33</text:p>
              </table:table-cell>
              <table:table-cell>
                <text:p text:style-name="P1">0</text:p>
              </table:table-cell>
              <table:table-cell>
                <text:p text:style-name="P1">0.33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0.4cm" svg:height="0.4cm" svg:x="8.4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cm" svg:height="0.4cm" svg:x="9.9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cm" svg:height="0.4cm" svg:x="8.4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cm" svg:height="0.4cm" svg:x="15.7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4cm" svg:height="0.4cm" svg:x="8.4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4cm" svg:height="0.4cm" svg:x="8.4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4cm" svg:height="0.4cm" svg:x="8.4cm" svg:y="9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4cm" svg:height="0.4cm" svg:x="17.5cm" svg:y="3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4cm" svg:height="0.4cm" svg:x="13.7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4cm" svg:height="0.4cm" svg:x="11.7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10.8cm" svg:height="5.527cm" svg:x="-2cm" svg:y="5.173cm">
          <draw:text-box>
            <text:p text:style-name="P7"><text:span text:style-name="T1">P</text:span><text:span text:style-name="T2">i</text:span><text:span text:style-name="T3"> <text:s text:c="4"/></text:span><text:span text:style-name="T4">= λ</text:span></text:p>
          </draw:text-box>
        </draw:frame>
        <draw:frame draw:style-name="gr7" draw:text-style-name="P9" draw:layer="layout" svg:width="9.9cm" svg:height="1.673cm" svg:x="8.921cm" svg:y="10.923cm">
          <draw:text-box>
            <text:p text:style-name="P1"><text:span text:style-name="T5">Scal</text:span><text:span text:style-name="T5">ed </text:span><text:span text:style-name="T5">leaf </text:span><text:span text:style-name="T5">coin</text:span><text:span text:style-name="T5">cide</text:span><text:span text:style-name="T5">nce </text:span><text:span text:style-name="T5">matr</text:span><text:span text:style-name="T5">ix</text:span></text:p>
          </draw:text-box>
        </draw:frame>
        <draw:frame draw:style-name="standard" draw:layer="layout" svg:width="9.43cm" svg:height="5.946cm" svg:x="38.091cm" svg:y="4.277cm">
          <table:table table:template-name="bl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0.2</text:p>
              </table:table-cell>
              <table:table-cell>
                <text:p text:style-name="P1">0.2</text:p>
              </table:table-cell>
              <table:table-cell>
                <text:p text:style-name="P1">0.2</text:p>
              </table:table-cell>
              <table:table-cell>
                <text:p text:style-name="P1">0.2</text:p>
              </table:table-cell>
              <table:table-cell>
                <text:p text:style-name="P1">0.2</text:p>
              </table:table-cell>
            </table:table-row>
            <table:table-row table:style-name="ro1" table:default-cell-style-name="ce1">
              <table:table-cell>
                <text:p text:style-name="P1">0.2</text:p>
              </table:table-cell>
              <table:table-cell>
                <text:p text:style-name="P1">0.2</text:p>
              </table:table-cell>
              <table:table-cell>
                <text:p text:style-name="P1">0.2</text:p>
              </table:table-cell>
              <table:table-cell>
                <text:p text:style-name="P1">0.2</text:p>
              </table:table-cell>
              <table:table-cell>
                <text:p text:style-name="P1">0.2</text:p>
              </table:table-cell>
            </table:table-row>
            <table:table-row table:style-name="ro1" table:default-cell-style-name="ce1">
              <table:table-cell>
                <text:p text:style-name="P1">0.2</text:p>
              </table:table-cell>
              <table:table-cell>
                <text:p text:style-name="P1">0.2</text:p>
              </table:table-cell>
              <table:table-cell>
                <text:p text:style-name="P1">0.2</text:p>
              </table:table-cell>
              <table:table-cell>
                <text:p text:style-name="P1">0.2</text:p>
              </table:table-cell>
              <table:table-cell>
                <text:p text:style-name="P1">0.2</text:p>
              </table:table-cell>
            </table:table-row>
            <table:table-row table:style-name="ro1" table:default-cell-style-name="ce1">
              <table:table-cell>
                <text:p text:style-name="P1">0.2</text:p>
              </table:table-cell>
              <table:table-cell>
                <text:p text:style-name="P1">0.2</text:p>
              </table:table-cell>
              <table:table-cell>
                <text:p text:style-name="P1">0.2</text:p>
              </table:table-cell>
              <table:table-cell>
                <text:p text:style-name="P1">0.2</text:p>
              </table:table-cell>
              <table:table-cell>
                <text:p text:style-name="P1">0.2</text:p>
              </table:table-cell>
            </table:table-row>
            <table:table-row table:style-name="ro2" table:default-cell-style-name="ce1">
              <table:table-cell>
                <text:p text:style-name="P1">0.2</text:p>
              </table:table-cell>
              <table:table-cell>
                <text:p text:style-name="P1">0.2</text:p>
              </table:table-cell>
              <table:table-cell>
                <text:p text:style-name="P1">0.2</text:p>
              </table:table-cell>
              <table:table-cell>
                <text:p text:style-name="P1">0.2</text:p>
              </table:table-cell>
              <table:table-cell>
                <text:p text:style-name="P1">0.2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" draw:text-style-name="P2" draw:layer="layout" svg:width="0.4cm" svg:height="0.4cm" svg:x="37.3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cm" svg:height="0.4cm" svg:x="38.8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cm" svg:height="0.4cm" svg:x="37.3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cm" svg:height="0.4cm" svg:x="44.6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4cm" svg:height="0.4cm" svg:x="37.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4cm" svg:height="0.4cm" svg:x="37.3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4cm" svg:height="0.4cm" svg:x="37.3cm" svg:y="9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4cm" svg:height="0.4cm" svg:x="46.4cm" svg:y="3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4cm" svg:height="0.4cm" svg:x="42.6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4cm" svg:height="0.4cm" svg:x="40.6cm" svg:y="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9.5cm" svg:height="1.977cm" svg:x="38.1cm" svg:y="11.223cm">
          <draw:text-box>
            <text:p text:style-name="P1"><text:span text:style-name="T5">G</text:span><text:span text:style-name="T6">0, </text:span><text:span text:style-name="T7">in the first iteration:</text:span><text:span text:style-name="T6"> </text:span><text:span text:style-name="T5">P</text:span><text:span text:style-name="T6">0</text:span></text:p>
          </draw:text-box>
        </draw:frame>
        <draw:frame draw:style-name="gr9" draw:text-style-name="P10" draw:layer="layout" svg:width="3.44cm" svg:height="10.103cm" svg:x="18.86cm" svg:y="1.597cm">
          <draw:text-box>
            <text:p text:style-name="P1"><text:span text:style-name="T8">(</text:span></text:p>
          </draw:text-box>
        </draw:frame>
        <draw:frame draw:style-name="standard" draw:layer="layout" svg:width="9.43cm" svg:height="5.946cm" svg:x="23.07cm" svg:y="4.177cm">
          <table:table table:template-name="bl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</table:table-row>
            <table:table-row table:style-name="ro2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" draw:text-style-name="P2" draw:layer="layout" svg:width="0.4cm" svg:height="0.4cm" svg:x="22.279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4cm" svg:height="0.4cm" svg:x="23.779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cm" svg:height="0.4cm" svg:x="22.279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cm" svg:height="0.4cm" svg:x="29.579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4cm" svg:height="0.4cm" svg:x="22.279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4cm" svg:height="0.4cm" svg:x="22.279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4cm" svg:height="0.4cm" svg:x="22.279cm" svg:y="9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4cm" svg:height="0.4cm" svg:x="31.379cm" svg:y="3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4cm" svg:height="0.4cm" svg:x="27.579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4cm" svg:height="0.4cm" svg:x="25.579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8cm" svg:height="2.384cm" svg:x="23.979cm" svg:y="10.721cm">
          <draw:text-box>
            <text:p text:style-name="P1"><text:span text:style-name="T5">Identity matrix</text:span></text:p>
            <text:p text:style-name="P1"><text:span text:style-name="T5">It represents the initial target values (1=100%)</text:span></text:p>
          </draw:text-box>
        </draw:frame>
        <draw:frame draw:style-name="gr9" draw:text-style-name="P10" draw:layer="layout" svg:width="3.44cm" svg:height="10.103cm" svg:x="48.56cm" svg:y="1.597cm">
          <draw:text-box>
            <text:p text:style-name="P1"><text:span text:style-name="T8">)</text:span></text:p>
          </draw:text-box>
        </draw:frame>
        <draw:frame draw:style-name="gr6" draw:text-style-name="P8" draw:layer="layout" svg:width="10.8cm" svg:height="5.527cm" svg:x="29.7cm" svg:y="4.4cm">
          <draw:text-box>
            <text:p text:style-name="P7"><text:span text:style-name="T9">-</text:span></text:p>
          </draw:text-box>
        </draw:frame>
        <draw:frame draw:style-name="gr11" draw:text-style-name="P9" draw:layer="layout" svg:width="3.7cm" svg:height="4cm" svg:x="4.1cm" svg:y="9.9cm">
          <draw:text-box>
            <text:p text:style-name="P1"><text:span text:style-name="T5">Learning rate</text:span></text:p>
          </draw:text-box>
        </draw:frame>
        <draw:frame draw:style-name="gr11" draw:text-style-name="P9" draw:layer="layout" svg:width="3.7cm" svg:height="4cm" svg:x="-1cm" svg:y="9.9cm">
          <draw:text-box>
            <text:p text:style-name="P1"><text:span text:style-name="T5">Tree weight matri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7T22:29:40.383626148</meta:creation-date>
    <meta:generator>LibreOffice/6.4.7.2$Linux_X86_64 LibreOffice_project/40$Build-2</meta:generator>
    <dc:date>2023-06-27T23:46:27.290470058</dc:date>
    <meta:editing-duration>PT6M29S</meta:editing-duration>
    <meta:editing-cycles>2</meta:editing-cycles>
    <meta:document-statistic meta:object-count="42"/>
  </office:meta>
</office:document-meta>
</file>